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5" style:family="table">
      <style:table-properties style:width="16.372cm" fo:margin-left="0.575cm" fo:margin-right="0.053cm" table:align="margins" style:writing-mode="lr-tb"/>
    </style:style>
    <style:style style:name="Tabela15.A" style:family="table-column">
      <style:table-column-properties style:column-width="16.372cm" style:rel-column-width="65535*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9e471"/>
    </style:style>
    <style:style style:name="P2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officeooo:paragraph-rsid="001b5b1c"/>
    </style:style>
    <style:style style:name="P3" style:family="paragraph" style:parent-style-name="Heading_20_3">
      <style:paragraph-properties fo:margin-left="0.873cm" fo:margin-right="0cm" fo:text-indent="-0.873cm" style:auto-text-indent="false">
        <style:tab-stops/>
      </style:paragraph-properties>
      <style:text-properties style:font-name="Times New Roman" fo:font-size="13pt" officeooo:paragraph-rsid="0019e471" style:font-size-asian="13pt" style:font-size-complex="13pt"/>
    </style:style>
    <style:style style:name="P4" style:family="paragraph" style:parent-style-name="Heading_20_2">
      <style:paragraph-properties fo:margin-left="0.9cm" fo:margin-right="0cm" fo:text-indent="-0.9cm" style:auto-text-indent="false">
        <style:tab-stops/>
      </style:paragraph-properties>
      <style:text-properties style:font-name="Times New Roman" officeooo:paragraph-rsid="0019e471"/>
    </style:style>
    <style:style style:name="P5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fo:font-size="11pt" officeooo:paragraph-rsid="001b5b1c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/>
    </style:style>
    <style:style style:name="T4" style:family="text">
      <style:text-properties fo:color="#0000ff" fo:font-size="11pt" fo:font-style="italic" style:font-size-asian="11pt" style:font-style-asian="italic" style:font-size-complex="11pt"/>
    </style:style>
    <style:style style:name="T5" style:family="text">
      <style:text-properties style:use-window-font-color="true" fo:font-size="11pt" fo:font-style="italic" style:font-size-asian="11pt" style:font-style-asian="italic" style:font-size-complex="11pt"/>
    </style:style>
    <style:style style:name="T6" style:family="text">
      <style:text-properties style:use-window-font-color="true" fo:font-size="11pt" fo:font-style="normal" style:font-size-asian="11pt" style:font-style-asian="normal" style:font-size-complex="11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2. <text:tab/>Módulo de Matérias Legislativas do perfil Operador Matéria</text:h>
      <text:p text:style-name="P1">Este Módulo tem por objetivo cadastrar as <text:span text:style-name="T1">Matérias em Tramitação na Casa Legislativa</text:span>.</text:p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Antes de entrar na parte de alimentação das Matérias Legislativas é necessário que alimente as tabelas auxiliares que dão suporte à esta transação. <text:s/></text:p>
            <text:p text:style-name="P2"><text:span text:style-name="T2">São elas: </text:span><text:span text:style-name="T4">Tipo de Matéria Legislativa, Origem, Regime de Tramitação, Tipo de Autor, Autor, Tipo de Normas Jurídicas </text:span><text:span text:style-name="T3">(estas informações serão utilizadas somente para a função Legislação Citada),</text:span><text:span text:style-name="T4"> Unidade de Tramitação, Órgão, Status da Tramitação, Tipo de Fim de Relatoria e Tipo de documento. </text:span><text:span text:style-name="T5">Observe que as funções</text:span><text:span text:style-name="T4"> Comissão </text:span><text:span text:style-name="T5">e</text:span><text:span text:style-name="T4"> Parlamentares <text:s/></text:span><text:span text:style-name="T6">também devem estar alimentadas.</text:span></text:p>
          </table:table-cell>
        </table:table-row>
      </table:table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2:10.935642102</meta:creation-date>
    <dc:date>2017-05-16T12:09:48.410187550</dc:date>
    <meta:editing-duration>PT2H44M35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4" meta:word-count="100" meta:character-count="668" meta:non-whitespace-character-count="568"/>
  </office:meta>
</office:document-meta>
</file>